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08cm"/>
    </style:style>
    <style:style style:name="co10" style:family="table-column">
      <style:table-column-properties fo:break-before="auto" style:column-width="5.4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Notes_20_consolidées">
      <style:table-properties table:display="true" style:writing-mode="lr-tb"/>
    </style:style>
    <style:style style:name="ta2" style:family="table" style:master-page-name="PageStyle_5f_Rémy">
      <style:table-properties table:display="true" style:writing-mode="lr-tb"/>
    </style:style>
    <style:style style:name="ta3" style:family="table" style:master-page-name="PageStyle_5f_JG">
      <style:table-properties table:display="true" style:writing-mode="lr-tb"/>
    </style:style>
    <style:style style:name="ta4" style:family="table" style:master-page-name="PageStyle_5f_Gigi">
      <style:table-properties table:display="true" style:writing-mode="lr-tb"/>
    </style:style>
    <style:style style:name="ta5" style:family="table" style:master-page-name="PageStyle_5f_Mehdi">
      <style:table-properties table:display="true" style:writing-mode="lr-tb"/>
    </style:style>
    <style:style style:name="ta6" style:family="table" style:master-page-name="PageStyle_5f_Dadoo">
      <style:table-properties table:display="true" style:writing-mode="lr-tb"/>
    </style:style>
    <style:style style:name="ta7" style:family="table" style:master-page-name="PageStyle_5f_François">
      <style:table-properties table:display="true" style:writing-mode="lr-tb"/>
    </style:style>
    <style:style style:name="ta8" style:family="table" style:master-page-name="PageStyle_5f_Flow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0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s consolidé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10" office:value-type="string" calcext:value-type="string">
            <text:p>Joueurs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string" calcext:value-type="string">
            <text:p>Défense</text:p>
          </table:table-cell>
          <table:table-cell table:style-name="ce10" office:value-type="string" calcext:value-type="string">
            <text:p>Tenue de balle</text:p>
          </table:table-cell>
          <table:table-cell table:style-name="ce10" office:value-type="string" calcext:value-type="string">
            <text:p>Régularité</text:p>
          </table:table-cell>
          <table:table-cell table:style-name="ce10" office:value-type="string" calcext:value-type="string">
            <text:p>Endurance</text:p>
          </table:table-cell>
          <table:table-cell table:style-name="ce10" office:value-type="string" calcext:value-type="string">
            <text:p>Moyenne</text:p>
          </table:table-cell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Présent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6" table:formula="of:=AVERAGE([$Rémy.B5];[$JG.B5];[$Gigi.B5];[$Mehdi.B5];[$Dadoo.B5];[$François.B5];[$Flow.B5])" office:value-type="float" office:value="4" calcext:value-type="float">
            <text:p>4,00</text:p>
          </table:table-cell>
          <table:table-cell table:style-name="ce6" table:formula="of:=AVERAGE([$Rémy.C5];[$JG.C5];[$Gigi.C5];[$Mehdi.C5];[$Dadoo.C5];[$François.C5];[$Flow.C5])" office:value-type="float" office:value="3.66666666666667" calcext:value-type="float">
            <text:p>3,67</text:p>
          </table:table-cell>
          <table:table-cell table:style-name="ce6" table:formula="of:=AVERAGE([$Rémy.D5];[$JG.D5];[$Gigi.D5];[$Mehdi.D5];[$Dadoo.D5];[$François.D5];[$Flow.D5])" office:value-type="float" office:value="3.83333333333333" calcext:value-type="float">
            <text:p>3,83</text:p>
          </table:table-cell>
          <table:table-cell table:style-name="ce6" table:formula="of:=AVERAGE([$Rémy.E5];[$JG.E5];[$Gigi.E5];[$Mehdi.E5];[$Dadoo.E5];[$François.E5];[$Flow.E5])" office:value-type="float" office:value="4.16666666666667" calcext:value-type="float">
            <text:p>4,17</text:p>
          </table:table-cell>
          <table:table-cell table:style-name="ce6" table:formula="of:=AVERAGE([$Rémy.F5];[$JG.F5];[$Gigi.F5];[$Mehdi.F5];[$Dadoo.F5];[$François.F5];[$Flow.F5])" office:value-type="float" office:value="4.83333333333333" calcext:value-type="float">
            <text:p>4,83</text:p>
          </table:table-cell>
          <table:table-cell table:style-name="ce6" table:formula="of:=AVERAGE([.B2:.F2])" office:value-type="float" office:value="4.1" calcext:value-type="float">
            <text:p>4,10</text:p>
          </table:table-cell>
          <table:table-cell table:style-name="ce8" office:value-type="string" calcext:value-type="string">
            <text:p>Defen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6" table:formula="of:=AVERAGE([$Rémy.B8];[$JG.B8];[$Gigi.B8];[$Mehdi.B8];[$Dadoo.B8];[$François.B8];[$Flow.B8])" office:value-type="float" office:value="6.2" calcext:value-type="float">
            <text:p>6,20</text:p>
          </table:table-cell>
          <table:table-cell table:style-name="ce6" table:formula="of:=AVERAGE([$Rémy.C8];[$JG.C8];[$Gigi.C8];[$Mehdi.C8];[$Dadoo.C8];[$François.C8];[$Flow.C8])" office:value-type="float" office:value="6.2" calcext:value-type="float">
            <text:p>6,20</text:p>
          </table:table-cell>
          <table:table-cell table:style-name="ce6" table:formula="of:=AVERAGE([$Rémy.D8];[$JG.D8];[$Gigi.D8];[$Mehdi.D8];[$Dadoo.D8];[$François.D8];[$Flow.D8])" office:value-type="float" office:value="7" calcext:value-type="float">
            <text:p>7,00</text:p>
          </table:table-cell>
          <table:table-cell table:style-name="ce6" table:formula="of:=AVERAGE([$Rémy.E8];[$JG.E8];[$Gigi.E8];[$Mehdi.E8];[$Dadoo.E8];[$François.E8];[$Flow.E8])" office:value-type="float" office:value="6" calcext:value-type="float">
            <text:p>6,00</text:p>
          </table:table-cell>
          <table:table-cell table:style-name="ce6" table:formula="of:=AVERAGE([$Rémy.F8];[$JG.F8];[$Gigi.F8];[$Mehdi.F8];[$Dadoo.F8];[$François.F8];[$Flow.F8])" office:value-type="float" office:value="5.6" calcext:value-type="float">
            <text:p>5,60</text:p>
          </table:table-cell>
          <table:table-cell table:style-name="ce6" table:formula="of:=AVERAGE([.B3:.F3])" office:value-type="float" office:value="6.2" calcext:value-type="float">
            <text:p>6,20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6" table:formula="of:=AVERAGE([$Rémy.B7];[$JG.B7];[$Gigi.B7];[$Mehdi.B7];[$Dadoo.B7];[$François.B7];[$Flow.B7])" office:value-type="float" office:value="4.83333333333333" calcext:value-type="float">
            <text:p>4,83</text:p>
          </table:table-cell>
          <table:table-cell table:style-name="ce6" table:formula="of:=AVERAGE([$Rémy.C7];[$JG.C7];[$Gigi.C7];[$Mehdi.C7];[$Dadoo.C7];[$François.C7];[$Flow.C7])" office:value-type="float" office:value="7.66666666666667" calcext:value-type="float">
            <text:p>7,67</text:p>
          </table:table-cell>
          <table:table-cell table:style-name="ce6" table:formula="of:=AVERAGE([$Rémy.D7];[$JG.D7];[$Gigi.D7];[$Mehdi.D7];[$Dadoo.D7];[$François.D7];[$Flow.D7])" office:value-type="float" office:value="6" calcext:value-type="float">
            <text:p>6,00</text:p>
          </table:table-cell>
          <table:table-cell table:style-name="ce6" table:formula="of:=AVERAGE([$Rémy.E7];[$JG.E7];[$Gigi.E7];[$Mehdi.E7];[$Dadoo.E7];[$François.E7];[$Flow.E7])" office:value-type="float" office:value="6.16666666666667" calcext:value-type="float">
            <text:p>6,17</text:p>
          </table:table-cell>
          <table:table-cell table:style-name="ce6" table:formula="of:=AVERAGE([$Rémy.F7];[$JG.F7];[$Gigi.F7];[$Mehdi.F7];[$Dadoo.F7];[$François.F7];[$Flow.F7])" office:value-type="float" office:value="5.66666666666667" calcext:value-type="float">
            <text:p>5,67</text:p>
          </table:table-cell>
          <table:table-cell table:style-name="ce6" table:formula="of:=AVERAGE([.B4:.F4])" office:value-type="float" office:value="6.06666666666667" calcext:value-type="float">
            <text:p>6,07</text:p>
          </table:table-cell>
          <table:table-cell table:style-name="ce9" office:value-type="string" calcext:value-type="string">
            <text:p>Defen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6" table:formula="of:=AVERAGE([$Rémy.B9];[$JG.B9];[$Gigi.B9];[$Mehdi.B9];[$Dadoo.B9];[$François.B9];[$Flow.B9])" office:value-type="float" office:value="5.83333333333333" calcext:value-type="float">
            <text:p>5,83</text:p>
          </table:table-cell>
          <table:table-cell table:style-name="ce6" table:formula="of:=AVERAGE([$Rémy.C9];[$JG.C9];[$Gigi.C9];[$Mehdi.C9];[$Dadoo.C9];[$François.C9];[$Flow.C9])" office:value-type="float" office:value="7.83333333333333" calcext:value-type="float">
            <text:p>7,83</text:p>
          </table:table-cell>
          <table:table-cell table:style-name="ce6" table:formula="of:=AVERAGE([$Rémy.D9];[$JG.D9];[$Gigi.D9];[$Mehdi.D9];[$Dadoo.D9];[$François.D9];[$Flow.D9])" office:value-type="float" office:value="7.16666666666667" calcext:value-type="float">
            <text:p>7,17</text:p>
          </table:table-cell>
          <table:table-cell table:style-name="ce6" table:formula="of:=AVERAGE([$Rémy.E9];[$JG.E9];[$Gigi.E9];[$Mehdi.E9];[$Dadoo.E9];[$François.E9];[$Flow.E9])" office:value-type="float" office:value="6.83333333333333" calcext:value-type="float">
            <text:p>6,83</text:p>
          </table:table-cell>
          <table:table-cell table:style-name="ce6" table:formula="of:=AVERAGE([$Rémy.F9];[$JG.F9];[$Gigi.F9];[$Mehdi.F9];[$Dadoo.F9];[$François.F9];[$Flow.F9])" office:value-type="float" office:value="6.16666666666667" calcext:value-type="float">
            <text:p>6,17</text:p>
          </table:table-cell>
          <table:table-cell table:style-name="ce6" table:formula="of:=AVERAGE([.B5:.F5])" office:value-type="float" office:value="6.76666666666667" calcext:value-type="float">
            <text:p>6,77</text:p>
          </table:table-cell>
          <table:table-cell table:style-name="ce9" office:value-type="string" calcext:value-type="string">
            <text:p>Defen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Pin Pon</text:p>
          </table:table-cell>
          <table:table-cell table:style-name="ce6" table:formula="of:=AVERAGE([$Rémy.B19];[$JG.B19];[$Gigi.B19];[$Mehdi.B19];[$Dadoo.B19];[$François.B19];[$Flow.B19])" office:value-type="float" office:value="5.5" calcext:value-type="float">
            <text:p>5,50</text:p>
          </table:table-cell>
          <table:table-cell table:style-name="ce6" table:formula="of:=AVERAGE([$Rémy.C19];[$JG.C19];[$Gigi.C19];[$Mehdi.C19];[$Dadoo.C19];[$François.C19];[$Flow.C19])" office:value-type="float" office:value="6.5" calcext:value-type="float">
            <text:p>6,50</text:p>
          </table:table-cell>
          <table:table-cell table:style-name="ce6" table:formula="of:=AVERAGE([$Rémy.D19];[$JG.D19];[$Gigi.D19];[$Mehdi.D19];[$Dadoo.D19];[$François.D19];[$Flow.D19])" office:value-type="float" office:value="6" calcext:value-type="float">
            <text:p>6,00</text:p>
          </table:table-cell>
          <table:table-cell table:style-name="ce6" table:formula="of:=AVERAGE([$Rémy.E19];[$JG.E19];[$Gigi.E19];[$Mehdi.E19];[$Dadoo.E19];[$François.E19];[$Flow.E19])" office:value-type="float" office:value="6" calcext:value-type="float">
            <text:p>6,00</text:p>
          </table:table-cell>
          <table:table-cell table:style-name="ce6" table:formula="of:=AVERAGE([$Rémy.F19];[$JG.F19];[$Gigi.F19];[$Mehdi.F19];[$Dadoo.F19];[$François.F19];[$Flow.F19])" office:value-type="float" office:value="6.5" calcext:value-type="float">
            <text:p>6,50</text:p>
          </table:table-cell>
          <table:table-cell table:style-name="ce6" table:formula="of:=AVERAGE([.B6:.F6])" office:value-type="float" office:value="6.1" calcext:value-type="float">
            <text:p>6,10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6" table:formula="of:=AVERAGE([$Rémy.B3];[$JG.B3];[$Gigi.B3];[$Mehdi.B3];[$Dadoo.B3];[$François.B3];[$Flow.B3])" office:value-type="float" office:value="5.5" calcext:value-type="float">
            <text:p>5,50</text:p>
          </table:table-cell>
          <table:table-cell table:style-name="ce6" table:formula="of:=AVERAGE([$Rémy.C3];[$JG.C3];[$Gigi.C3];[$Mehdi.C3];[$Dadoo.C3];[$François.C3];[$Flow.C3])" office:value-type="float" office:value="6.16666666666667" calcext:value-type="float">
            <text:p>6,17</text:p>
          </table:table-cell>
          <table:table-cell table:style-name="ce6" table:formula="of:=AVERAGE([$Rémy.D3];[$JG.D3];[$Gigi.D3];[$Mehdi.D3];[$Dadoo.D3];[$François.D3];[$Flow.D3])" office:value-type="float" office:value="5.83333333333333" calcext:value-type="float">
            <text:p>5,83</text:p>
          </table:table-cell>
          <table:table-cell table:style-name="ce6" table:formula="of:=AVERAGE([$Rémy.E3];[$JG.E3];[$Gigi.E3];[$Mehdi.E3];[$Dadoo.E3];[$François.E3];[$Flow.E3])" office:value-type="float" office:value="6.66666666666667" calcext:value-type="float">
            <text:p>6,67</text:p>
          </table:table-cell>
          <table:table-cell table:style-name="ce6" table:formula="of:=AVERAGE([$Rémy.F3];[$JG.F3];[$Gigi.F3];[$Mehdi.F3];[$Dadoo.F3];[$François.F3];[$Flow.F3])" office:value-type="float" office:value="6.5" calcext:value-type="float">
            <text:p>6,50</text:p>
          </table:table-cell>
          <table:table-cell table:style-name="ce6" table:formula="of:=AVERAGE([.B7:.F7])" office:value-type="float" office:value="6.13333333333333" calcext:value-type="float">
            <text:p>6,13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6" table:formula="of:=AVERAGE([$Rémy.B17];[$JG.B17];[$Gigi.B17];[$Mehdi.B17];[$Dadoo.B17];[$François.B17];[$Flow.B17])" office:value-type="float" office:value="5.4" calcext:value-type="float">
            <text:p>5,40</text:p>
          </table:table-cell>
          <table:table-cell table:style-name="ce6" table:formula="of:=AVERAGE([$Rémy.C17];[$JG.C17];[$Gigi.C17];[$Mehdi.C17];[$Dadoo.C17];[$François.C17];[$Flow.C17])" office:value-type="float" office:value="8.6" calcext:value-type="float">
            <text:p>8,60</text:p>
          </table:table-cell>
          <table:table-cell table:style-name="ce6" table:formula="of:=AVERAGE([$Rémy.D17];[$JG.D17];[$Gigi.D17];[$Mehdi.D17];[$Dadoo.D17];[$François.D17];[$Flow.D17])" office:value-type="float" office:value="7.2" calcext:value-type="float">
            <text:p>7,20</text:p>
          </table:table-cell>
          <table:table-cell table:style-name="ce6" table:formula="of:=AVERAGE([$Rémy.E17];[$JG.E17];[$Gigi.E17];[$Mehdi.E17];[$Dadoo.E17];[$François.E17];[$Flow.E17])" office:value-type="float" office:value="7" calcext:value-type="float">
            <text:p>7,00</text:p>
          </table:table-cell>
          <table:table-cell table:style-name="ce6" table:formula="of:=AVERAGE([$Rémy.F17];[$JG.F17];[$Gigi.F17];[$Mehdi.F17];[$Dadoo.F17];[$François.F17];[$Flow.F17])" office:value-type="float" office:value="6.6" calcext:value-type="float">
            <text:p>6,60</text:p>
          </table:table-cell>
          <table:table-cell table:style-name="ce6" table:formula="of:=AVERAGE([.B8:.F8])" office:value-type="float" office:value="6.96" calcext:value-type="float">
            <text:p>6,96</text:p>
          </table:table-cell>
          <table:table-cell table:style-name="ce8" office:value-type="string" calcext:value-type="string">
            <text:p>Defen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6" table:formula="of:=AVERAGE([$Rémy.B4];[$JG.B4];[$Gigi.B4];[$Mehdi.B4];[$Dadoo.B4];[$François.B4];[$Flow.B4])" office:value-type="float" office:value="5.33333333333333" calcext:value-type="float">
            <text:p>5,33</text:p>
          </table:table-cell>
          <table:table-cell table:style-name="ce6" table:formula="of:=AVERAGE([$Rémy.C4];[$JG.C4];[$Gigi.C4];[$Mehdi.C4];[$Dadoo.C4];[$François.C4];[$Flow.C4])" office:value-type="float" office:value="4.33333333333333" calcext:value-type="float">
            <text:p>4,33</text:p>
          </table:table-cell>
          <table:table-cell table:style-name="ce6" table:formula="of:=AVERAGE([$Rémy.D4];[$JG.D4];[$Gigi.D4];[$Mehdi.D4];[$Dadoo.D4];[$François.D4];[$Flow.D4])" office:value-type="float" office:value="3.16666666666667" calcext:value-type="float">
            <text:p>3,17</text:p>
          </table:table-cell>
          <table:table-cell table:style-name="ce6" table:formula="of:=AVERAGE([$Rémy.E4];[$JG.E4];[$Gigi.E4];[$Mehdi.E4];[$Dadoo.E4];[$François.E4];[$Flow.E4])" office:value-type="float" office:value="5" calcext:value-type="float">
            <text:p>5,00</text:p>
          </table:table-cell>
          <table:table-cell table:style-name="ce6" table:formula="of:=AVERAGE([$Rémy.F4];[$JG.F4];[$Gigi.F4];[$Mehdi.F4];[$Dadoo.F4];[$François.F4];[$Flow.F4])" office:value-type="float" office:value="6.66666666666667" calcext:value-type="float">
            <text:p>6,67</text:p>
          </table:table-cell>
          <table:table-cell table:style-name="ce6" table:formula="of:=AVERAGE([.B9:.F9])" office:value-type="float" office:value="4.9" calcext:value-type="float">
            <text:p>4,90</text:p>
          </table:table-cell>
          <table:table-cell table:style-name="ce8" office:value-type="string" calcext:value-type="string">
            <text:p>Forward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6" table:formula="of:=AVERAGE([$Rémy.B11];[$JG.B11];[$Gigi.B11];[$Mehdi.B11];[$Dadoo.B11];[$François.B11];[$Flow.B11])" office:value-type="float" office:value="7.2" calcext:value-type="float">
            <text:p>7,20</text:p>
          </table:table-cell>
          <table:table-cell table:style-name="ce6" table:formula="of:=AVERAGE([$Rémy.C11];[$JG.C11];[$Gigi.C11];[$Mehdi.C11];[$Dadoo.C11];[$François.C11];[$Flow.C11])" office:value-type="float" office:value="5.4" calcext:value-type="float">
            <text:p>5,40</text:p>
          </table:table-cell>
          <table:table-cell table:style-name="ce6" table:formula="of:=AVERAGE([$Rémy.D11];[$JG.D11];[$Gigi.D11];[$Mehdi.D11];[$Dadoo.D11];[$François.D11];[$Flow.D11])" office:value-type="float" office:value="5.2" calcext:value-type="float">
            <text:p>5,20</text:p>
          </table:table-cell>
          <table:table-cell table:style-name="ce6" table:formula="of:=AVERAGE([$Rémy.E11];[$JG.E11];[$Gigi.E11];[$Mehdi.E11];[$Dadoo.E11];[$François.E11];[$Flow.E11])" office:value-type="float" office:value="5.8" calcext:value-type="float">
            <text:p>5,80</text:p>
          </table:table-cell>
          <table:table-cell table:style-name="ce6" table:formula="of:=AVERAGE([$Rémy.F11];[$JG.F11];[$Gigi.F11];[$Mehdi.F11];[$Dadoo.F11];[$François.F11];[$Flow.F11])" office:value-type="float" office:value="6.8" calcext:value-type="float">
            <text:p>6,80</text:p>
          </table:table-cell>
          <table:table-cell table:style-name="ce6" table:formula="of:=AVERAGE([.B10:.F10])" office:value-type="float" office:value="6.08" calcext:value-type="float">
            <text:p>6,08</text:p>
          </table:table-cell>
          <table:table-cell table:style-name="ce8" office:value-type="string" calcext:value-type="string">
            <text:p>Forward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6" table:formula="of:=AVERAGE([$Rémy.B6];[$JG.B6];[$Gigi.B6];[$Mehdi.B6];[$Dadoo.B6];[$François.B6];[$Flow.B6])" office:value-type="float" office:value="8.16666666666667" calcext:value-type="float">
            <text:p>8,17</text:p>
          </table:table-cell>
          <table:table-cell table:style-name="ce6" table:formula="of:=AVERAGE([$Rémy.C6];[$JG.C6];[$Gigi.C6];[$Mehdi.C6];[$Dadoo.C6];[$François.C6];[$Flow.C6])" office:value-type="float" office:value="4.66666666666667" calcext:value-type="float">
            <text:p>4,67</text:p>
          </table:table-cell>
          <table:table-cell table:style-name="ce6" table:formula="of:=AVERAGE([$Rémy.D6];[$JG.D6];[$Gigi.D6];[$Mehdi.D6];[$Dadoo.D6];[$François.D6];[$Flow.D6])" office:value-type="float" office:value="7.16666666666667" calcext:value-type="float">
            <text:p>7,17</text:p>
          </table:table-cell>
          <table:table-cell table:style-name="ce6" table:formula="of:=AVERAGE([$Rémy.E6];[$JG.E6];[$Gigi.E6];[$Mehdi.E6];[$Dadoo.E6];[$François.E6];[$Flow.E6])" office:value-type="float" office:value="6.16666666666667" calcext:value-type="float">
            <text:p>6,17</text:p>
          </table:table-cell>
          <table:table-cell table:style-name="ce6" table:formula="of:=AVERAGE([$Rémy.F6];[$JG.F6];[$Gigi.F6];[$Mehdi.F6];[$Dadoo.F6];[$François.F6];[$Flow.F6])" office:value-type="float" office:value="6.83333333333333" calcext:value-type="float">
            <text:p>6,83</text:p>
          </table:table-cell>
          <table:table-cell table:style-name="ce6" table:formula="of:=AVERAGE([.B11:.F11])" office:value-type="float" office:value="6.6" calcext:value-type="float">
            <text:p>6,60</text:p>
          </table:table-cell>
          <table:table-cell table:style-name="ce8" office:value-type="string" calcext:value-type="string">
            <text:p>Forward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style-name="ce6" table:formula="of:=AVERAGE([$Rémy.B18];[$JG.B18];[$Gigi.B18];[$Mehdi.B18];[$Dadoo.B18];[$François.B18];[$Flow.B18])" office:value-type="float" office:value="4.5" calcext:value-type="float">
            <text:p>4,50</text:p>
          </table:table-cell>
          <table:table-cell table:style-name="ce6" table:formula="of:=AVERAGE([$Rémy.C18];[$JG.C18];[$Gigi.C18];[$Mehdi.C18];[$Dadoo.C18];[$François.C18];[$Flow.C18])" office:value-type="float" office:value="7.5" calcext:value-type="float">
            <text:p>7,50</text:p>
          </table:table-cell>
          <table:table-cell table:style-name="ce6" table:formula="of:=AVERAGE([$Rémy.D18];[$JG.D18];[$Gigi.D18];[$Mehdi.D18];[$Dadoo.D18];[$François.D18];[$Flow.D18])" office:value-type="float" office:value="5.5" calcext:value-type="float">
            <text:p>5,50</text:p>
          </table:table-cell>
          <table:table-cell table:style-name="ce6" table:formula="of:=AVERAGE([$Rémy.E18];[$JG.E18];[$Gigi.E18];[$Mehdi.E18];[$Dadoo.E18];[$François.E18];[$Flow.E18])" office:value-type="float" office:value="7" calcext:value-type="float">
            <text:p>7,00</text:p>
          </table:table-cell>
          <table:table-cell table:style-name="ce6" table:formula="of:=AVERAGE([$Rémy.F18];[$JG.F18];[$Gigi.F18];[$Mehdi.F18];[$Dadoo.F18];[$François.F18];[$Flow.F18])" office:value-type="float" office:value="7" calcext:value-type="float">
            <text:p>7,00</text:p>
          </table:table-cell>
          <table:table-cell table:style-name="ce6" table:formula="of:=AVERAGE([.B12:.F12])" office:value-type="float" office:value="6.3" calcext:value-type="float">
            <text:p>6,30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6" table:formula="of:=AVERAGE([$Rémy.B2];[$JG.B2];[$Gigi.B2];[$Mehdi.B2];[$Dadoo.B2];[$François.B2];[$Flow.B2])" office:value-type="float" office:value="5.66666666666667" calcext:value-type="float">
            <text:p>5,67</text:p>
          </table:table-cell>
          <table:table-cell table:style-name="ce6" table:formula="of:=AVERAGE([$Rémy.C2];[$JG.C2];[$Gigi.C2];[$Mehdi.C2];[$Dadoo.C2];[$François.C2];[$Flow.C2])" office:value-type="float" office:value="7.33333333333333" calcext:value-type="float">
            <text:p>7,33</text:p>
          </table:table-cell>
          <table:table-cell table:style-name="ce6" table:formula="of:=AVERAGE([$Rémy.D2];[$JG.D2];[$Gigi.D2];[$Mehdi.D2];[$Dadoo.D2];[$François.D2];[$Flow.D2])" office:value-type="float" office:value="5.33333333333333" calcext:value-type="float">
            <text:p>5,33</text:p>
          </table:table-cell>
          <table:table-cell table:style-name="ce6" table:formula="of:=AVERAGE([$Rémy.E2];[$JG.E2];[$Gigi.E2];[$Mehdi.E2];[$Dadoo.E2];[$François.E2];[$Flow.E2])" office:value-type="float" office:value="6.83333333333333" calcext:value-type="float">
            <text:p>6,83</text:p>
          </table:table-cell>
          <table:table-cell table:style-name="ce6" table:formula="of:=AVERAGE([$Rémy.F2];[$JG.F2];[$Gigi.F2];[$Mehdi.F2];[$Dadoo.F2];[$François.F2];[$Flow.F2])" office:value-type="float" office:value="7.5" calcext:value-type="float">
            <text:p>7,50</text:p>
          </table:table-cell>
          <table:table-cell table:style-name="ce6" table:formula="of:=AVERAGE([.B13:.F13])" office:value-type="float" office:value="6.53333333333333" calcext:value-type="float">
            <text:p>6,53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style-name="ce6" table:formula="of:=AVERAGE([$Rémy.B12];[$JG.B12];[$Gigi.B12];[$Mehdi.B12];[$Dadoo.B12];[$François.B12];[$Flow.B12])" office:value-type="float" office:value="7.16666666666667" calcext:value-type="float">
            <text:p>7,17</text:p>
          </table:table-cell>
          <table:table-cell table:style-name="ce6" table:formula="of:=AVERAGE([$Rémy.C12];[$JG.C12];[$Gigi.C12];[$Mehdi.C12];[$Dadoo.C12];[$François.C12];[$Flow.C12])" office:value-type="float" office:value="7" calcext:value-type="float">
            <text:p>7,00</text:p>
          </table:table-cell>
          <table:table-cell table:style-name="ce6" table:formula="of:=AVERAGE([$Rémy.D12];[$JG.D12];[$Gigi.D12];[$Mehdi.D12];[$Dadoo.D12];[$François.D12];[$Flow.D12])" office:value-type="float" office:value="6.83333333333333" calcext:value-type="float">
            <text:p>6,83</text:p>
          </table:table-cell>
          <table:table-cell table:style-name="ce6" table:formula="of:=AVERAGE([$Rémy.E12];[$JG.E12];[$Gigi.E12];[$Mehdi.E12];[$Dadoo.E12];[$François.E12];[$Flow.E12])" office:value-type="float" office:value="7" calcext:value-type="float">
            <text:p>7,00</text:p>
          </table:table-cell>
          <table:table-cell table:style-name="ce6" table:formula="of:=AVERAGE([$Rémy.F12];[$JG.F12];[$Gigi.F12];[$Mehdi.F12];[$Dadoo.F12];[$François.F12];[$Flow.F12])" office:value-type="float" office:value="7.5" calcext:value-type="float">
            <text:p>7,50</text:p>
          </table:table-cell>
          <table:table-cell table:style-name="ce6" table:formula="of:=AVERAGE([.B14:.F14])" office:value-type="float" office:value="7.1" calcext:value-type="float">
            <text:p>7,10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style-name="ce6" table:formula="of:=AVERAGE([$Rémy.B14];[$JG.B14];[$Gigi.B14];[$Mehdi.B14];[$Dadoo.B14];[$François.B14];[$Flow.B14])" office:value-type="float" office:value="8" calcext:value-type="float">
            <text:p>8,00</text:p>
          </table:table-cell>
          <table:table-cell table:style-name="ce6" table:formula="of:=AVERAGE([$Rémy.C14];[$JG.C14];[$Gigi.C14];[$Mehdi.C14];[$Dadoo.C14];[$François.C14];[$Flow.C14])" office:value-type="float" office:value="7" calcext:value-type="float">
            <text:p>7,00</text:p>
          </table:table-cell>
          <table:table-cell table:style-name="ce6" table:formula="of:=AVERAGE([$Rémy.D14];[$JG.D14];[$Gigi.D14];[$Mehdi.D14];[$Dadoo.D14];[$François.D14];[$Flow.D14])" office:value-type="float" office:value="8.4" calcext:value-type="float">
            <text:p>8,40</text:p>
          </table:table-cell>
          <table:table-cell table:style-name="ce6" table:formula="of:=AVERAGE([$Rémy.E14];[$JG.E14];[$Gigi.E14];[$Mehdi.E14];[$Dadoo.E14];[$François.E14];[$Flow.E14])" office:value-type="float" office:value="7.2" calcext:value-type="float">
            <text:p>7,20</text:p>
          </table:table-cell>
          <table:table-cell table:style-name="ce6" table:formula="of:=AVERAGE([$Rémy.F14];[$JG.F14];[$Gigi.F14];[$Mehdi.F14];[$Dadoo.F14];[$François.F14];[$Flow.F14])" office:value-type="float" office:value="7.6" calcext:value-type="float">
            <text:p>7,60</text:p>
          </table:table-cell>
          <table:table-cell table:style-name="ce6" table:formula="of:=AVERAGE([.B15:.F15])" office:value-type="float" office:value="7.64" calcext:value-type="float">
            <text:p>7,64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6" table:formula="of:=AVERAGE([$Rémy.B15];[$JG.B15];[$Gigi.B15];[$Mehdi.B15];[$Dadoo.B15];[$François.B15];[$Flow.B15])" office:value-type="float" office:value="5.8" calcext:value-type="float">
            <text:p>5,80</text:p>
          </table:table-cell>
          <table:table-cell table:style-name="ce6" table:formula="of:=AVERAGE([$Rémy.C15];[$JG.C15];[$Gigi.C15];[$Mehdi.C15];[$Dadoo.C15];[$François.C15];[$Flow.C15])" office:value-type="float" office:value="8.8" calcext:value-type="float">
            <text:p>8,80</text:p>
          </table:table-cell>
          <table:table-cell table:style-name="ce6" table:formula="of:=AVERAGE([$Rémy.D15];[$JG.D15];[$Gigi.D15];[$Mehdi.D15];[$Dadoo.D15];[$François.D15];[$Flow.D15])" office:value-type="float" office:value="6.8" calcext:value-type="float">
            <text:p>6,80</text:p>
          </table:table-cell>
          <table:table-cell table:style-name="ce6" table:formula="of:=AVERAGE([$Rémy.E15];[$JG.E15];[$Gigi.E15];[$Mehdi.E15];[$Dadoo.E15];[$François.E15];[$Flow.E15])" office:value-type="float" office:value="7.4" calcext:value-type="float">
            <text:p>7,40</text:p>
          </table:table-cell>
          <table:table-cell table:style-name="ce6" table:formula="of:=AVERAGE([$Rémy.F15];[$JG.F15];[$Gigi.F15];[$Mehdi.F15];[$Dadoo.F15];[$François.F15];[$Flow.F15])" office:value-type="float" office:value="7.6" calcext:value-type="float">
            <text:p>7,60</text:p>
          </table:table-cell>
          <table:table-cell table:style-name="ce6" table:formula="of:=AVERAGE([.B16:.F16])" office:value-type="float" office:value="7.28" calcext:value-type="float">
            <text:p>7,28</text:p>
          </table:table-cell>
          <table:table-cell table:style-name="ce9" office:value-type="string" calcext:value-type="string">
            <text:p>Defen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6" table:formula="of:=AVERAGE([$Rémy.B10];[$JG.B10];[$Gigi.B10];[$Mehdi.B10];[$Dadoo.B10];[$François.B10];[$Flow.B10])" office:value-type="float" office:value="6.16666666666667" calcext:value-type="float">
            <text:p>6,17</text:p>
          </table:table-cell>
          <table:table-cell table:style-name="ce6" table:formula="of:=AVERAGE([$Rémy.C10];[$JG.C10];[$Gigi.C10];[$Mehdi.C10];[$Dadoo.C10];[$François.C10];[$Flow.C10])" office:value-type="float" office:value="8.83333333333333" calcext:value-type="float">
            <text:p>8,83</text:p>
          </table:table-cell>
          <table:table-cell table:style-name="ce6" table:formula="of:=AVERAGE([$Rémy.D10];[$JG.D10];[$Gigi.D10];[$Mehdi.D10];[$Dadoo.D10];[$François.D10];[$Flow.D10])" office:value-type="float" office:value="8" calcext:value-type="float">
            <text:p>8,00</text:p>
          </table:table-cell>
          <table:table-cell table:style-name="ce6" table:formula="of:=AVERAGE([$Rémy.E10];[$JG.E10];[$Gigi.E10];[$Mehdi.E10];[$Dadoo.E10];[$François.E10];[$Flow.E10])" office:value-type="float" office:value="7.16666666666667" calcext:value-type="float">
            <text:p>7,17</text:p>
          </table:table-cell>
          <table:table-cell table:style-name="ce6" table:formula="of:=AVERAGE([$Rémy.F10];[$JG.F10];[$Gigi.F10];[$Mehdi.F10];[$Dadoo.F10];[$François.F10];[$Flow.F10])" office:value-type="float" office:value="7.66666666666667" calcext:value-type="float">
            <text:p>7,67</text:p>
          </table:table-cell>
          <table:table-cell table:style-name="ce6" table:formula="of:=AVERAGE([.B17:.F17])" office:value-type="float" office:value="7.56666666666667" calcext:value-type="float">
            <text:p>7,57</text:p>
          </table:table-cell>
          <table:table-cell table:style-name="ce9" office:value-type="string" calcext:value-type="string">
            <text:p>Defen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6" table:formula="of:=AVERAGE([$Rémy.B13];[$JG.B13];[$Gigi.B13];[$Mehdi.B13];[$Dadoo.B13];[$François.B13];[$Flow.B13])" office:value-type="float" office:value="8" calcext:value-type="float">
            <text:p>8,00</text:p>
          </table:table-cell>
          <table:table-cell table:style-name="ce6" table:formula="of:=AVERAGE([$Rémy.C13];[$JG.C13];[$Gigi.C13];[$Mehdi.C13];[$Dadoo.C13];[$François.C13];[$Flow.C13])" office:value-type="float" office:value="5.4" calcext:value-type="float">
            <text:p>5,40</text:p>
          </table:table-cell>
          <table:table-cell table:style-name="ce6" table:formula="of:=AVERAGE([$Rémy.D13];[$JG.D13];[$Gigi.D13];[$Mehdi.D13];[$Dadoo.D13];[$François.D13];[$Flow.D13])" office:value-type="float" office:value="6.8" calcext:value-type="float">
            <text:p>6,80</text:p>
          </table:table-cell>
          <table:table-cell table:style-name="ce6" table:formula="of:=AVERAGE([$Rémy.E13];[$JG.E13];[$Gigi.E13];[$Mehdi.E13];[$Dadoo.E13];[$François.E13];[$Flow.E13])" office:value-type="float" office:value="6.4" calcext:value-type="float">
            <text:p>6,40</text:p>
          </table:table-cell>
          <table:table-cell table:style-name="ce6" table:formula="of:=AVERAGE([$Rémy.F13];[$JG.F13];[$Gigi.F13];[$Mehdi.F13];[$Dadoo.F13];[$François.F13];[$Flow.F13])" office:value-type="float" office:value="8" calcext:value-type="float">
            <text:p>8,00</text:p>
          </table:table-cell>
          <table:table-cell table:style-name="ce6" table:formula="of:=AVERAGE([.B18:.F18])" office:value-type="float" office:value="6.92" calcext:value-type="float">
            <text:p>6,92</text:p>
          </table:table-cell>
          <table:table-cell table:style-name="ce8" office:value-type="string" calcext:value-type="string">
            <text:p>Forward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6" table:formula="of:=AVERAGE([$Rémy.B16];[$JG.B16];[$Gigi.B16];[$Mehdi.B16];[$Dadoo.B16];[$François.B16];[$Flow.B16])" office:value-type="float" office:value="5.8" calcext:value-type="float">
            <text:p>5,80</text:p>
          </table:table-cell>
          <table:table-cell table:style-name="ce6" table:formula="of:=AVERAGE([$Rémy.C16];[$JG.C16];[$Gigi.C16];[$Mehdi.C16];[$Dadoo.C16];[$François.C16];[$Flow.C16])" office:value-type="float" office:value="6.8" calcext:value-type="float">
            <text:p>6,80</text:p>
          </table:table-cell>
          <table:table-cell table:style-name="ce6" table:formula="of:=AVERAGE([$Rémy.D16];[$JG.D16];[$Gigi.D16];[$Mehdi.D16];[$Dadoo.D16];[$François.D16];[$Flow.D16])" office:value-type="float" office:value="7.4" calcext:value-type="float">
            <text:p>7,40</text:p>
          </table:table-cell>
          <table:table-cell table:style-name="ce6" table:formula="of:=AVERAGE([$Rémy.E16];[$JG.E16];[$Gigi.E16];[$Mehdi.E16];[$Dadoo.E16];[$François.E16];[$Flow.E16])" office:value-type="float" office:value="6.2" calcext:value-type="float">
            <text:p>6,20</text:p>
          </table:table-cell>
          <table:table-cell table:style-name="ce6" table:formula="of:=AVERAGE([$Rémy.F16];[$JG.F16];[$Gigi.F16];[$Mehdi.F16];[$Dadoo.F16];[$François.F16];[$Flow.F16])" office:value-type="float" office:value="8.4" calcext:value-type="float">
            <text:p>8,40</text:p>
          </table:table-cell>
          <table:table-cell table:style-name="ce6" table:formula="of:=AVERAGE([.B19:.F19])" office:value-type="float" office:value="6.92" calcext:value-type="float">
            <text:p>6,92</text:p>
          </table:table-cell>
          <table:table-cell table:style-name="ce8" office:value-type="string" calcext:value-type="string">
            <text:p>Midfielder</text:p>
          </table:table-cell>
          <table:table-cell table:style-name="ce16" office:value-type="boolean" office:boolean-value="true" calcext:value-type="boolean">
            <text:p>VRAI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ement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7" office:value-type="string" calcext:value-type="string">
            <text:p>Midfiel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ement2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17" office:value-type="string" calcext:value-type="string">
            <text:p>Midfiel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lement3</text:p>
          </table:table-cell>
          <table:table-cell table:number-columns-repeated="6" office:value-type="float" office:value="3" calcext:value-type="float">
            <text:p>3</text:p>
          </table:table-cell>
          <table:table-cell table:style-name="ce17" office:value-type="string" calcext:value-type="string">
            <text:p>Midfielder</text:p>
          </table:table-cell>
          <table:table-cell table:style-name="ce16" office:value-type="boolean" office:boolean-value="false" calcext:value-type="boolean">
            <text:p>FAUX</text:p>
          </table:table-cell>
          <table:table-cell table:number-columns-repeated="55"/>
        </table:table-row>
        <table:table-row table:style-name="ro3">
          <table:table-cell table:number-columns-repeated="8"/>
          <table:table-cell table:style-name="ce20"/>
          <table:table-cell table:number-columns-repeated="55"/>
        </table:table-row>
        <table:table-row table:style-name="ro3" table:number-rows-repeated="252">
          <table:table-cell table:number-columns-repeated="64"/>
        </table:table-row>
        <table:table-row table:style-name="ro1" table:number-rows-repeated="724">
          <table:table-cell table:number-columns-repeated="7"/>
          <table:table-cell table:style-name="ce8"/>
          <table:table-cell table:number-columns-repeated="56"/>
        </table:table-row>
        <table:table-row table:style-name="ro4" table:number-rows-repeated="1047576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_xlnm._FilterDatabase" table:base-cell-address="$Rémy.$A$1" table:cell-range-address="$'Notes consolidées'.$A$1:.$G$20"/>
        </table:named-expressions>
      </table:table>
      <table:table table:name="Rémy" table:style-name="ta2">
        <table:table-column table:style-name="co9" table:default-cell-style-name="Default"/>
        <table:table-column table:style-name="co7" table:number-columns-repeated="63" table:default-cell-style-name="Default"/>
        <table:table-row table:style-name="ro1">
          <table:table-cell table:style-name="ce1" office:value-type="string" calcext:value-type="string">
            <text:p>Liste des joueurs</text:p>
          </table:table-cell>
          <table:table-cell table:style-name="ce1" office:value-type="string" calcext:value-type="string">
            <text:p>Attaque</text:p>
          </table:table-cell>
          <table:table-cell table:style-name="ce1" office:value-type="string" calcext:value-type="string">
            <text:p>Défense</text:p>
          </table:table-cell>
          <table:table-cell table:style-name="ce1" office:value-type="string" calcext:value-type="string">
            <text:p>Tenue de balle</text:p>
          </table:table-cell>
          <table:table-cell table:style-name="ce1" office:value-type="string" calcext:value-type="string">
            <text:p>Régularité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Moyenne</text:p>
          </table:table-cell>
          <table:table-cell table:style-name="ce1"/>
          <table:table-cell table:number-columns-repeated="56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2:.F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3:.F3])" office:value-type="float" office:value="5.6" calcext:value-type="float">
            <text:p>5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4:.F4])" office:value-type="float" office:value="4.4" calcext:value-type="float">
            <text:p>4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table:formula="of:=AVERAGE([.B5:.F5])" office:value-type="float" office:value="3.6" calcext:value-type="float">
            <text:p>3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6: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7:.F7])" office:value-type="float" office:value="5.8" calcext:value-type="float">
            <text:p>5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8:.F8])" office:value-type="float" office:value="5.6" calcext:value-type="float">
            <text:p>5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9:.F9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0:.F10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1:.F11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2:.F12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3:.F13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14:.F14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number-columns-repeated="5"/>
          <table:table-cell table:style-name="ce3" table:formula="of:=AVERAGE([.B15:.F15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6:.F16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17:.F17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8:.F18])" office:value-type="float" office:value="5.8" calcext:value-type="float">
            <text:p>5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JG" table:style-name="ta3">
        <table:table-column table:style-name="co10" table:default-cell-style-name="Default"/>
        <table:table-column table:style-name="co7" table:number-columns-repeated="63" table:default-cell-style-name="Default"/>
        <table:table-row table:style-name="ro1">
          <table:table-cell table:style-name="ce10" office:value-type="string" calcext:value-type="string">
            <text:p>Liste des joueurs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string" calcext:value-type="string">
            <text:p>Défense</text:p>
          </table:table-cell>
          <table:table-cell table:style-name="ce10" office:value-type="string" calcext:value-type="string">
            <text:p>Tenue de balle</text:p>
          </table:table-cell>
          <table:table-cell table:style-name="ce10" office:value-type="string" calcext:value-type="string">
            <text:p>Régularité</text:p>
          </table:table-cell>
          <table:table-cell table:style-name="ce10" office:value-type="string" calcext:value-type="string">
            <text:p>Endurance</text:p>
          </table:table-cell>
          <table:table-cell table:style-name="ce10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2:.F2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3:.F3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4:.F4])" office:value-type="float" office:value="5.6" calcext:value-type="float">
            <text:p>5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5:.F5])" office:value-type="float" office:value="4.2" calcext:value-type="float">
            <text:p>4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6:.F6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7:.F7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8:.F8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9: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0:.F10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1:.F11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" table:formula="of:=AVERAGE([.B12:.F12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3:.F13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number-columns-repeated="5"/>
          <table:table-cell table:style-name="ce3" table:formula="of:=AVERAGE([.B14:.F14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" table:formula="of:=AVERAGE([.B15:.F15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AVERAGE([.B16:.F16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7:.F17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/>
          <table:table-cell table:style-name="ce2"/>
          <table:table-cell table:number-columns-repeated="61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igi" table:style-name="ta4">
        <table:table-column table:style-name="co10" table:default-cell-style-name="Default"/>
        <table:table-column table:style-name="co7" table:number-columns-repeated="63" table:default-cell-style-name="Default"/>
        <table:table-row table:style-name="ro1">
          <table:table-cell table:style-name="ce10" office:value-type="string" calcext:value-type="string">
            <text:p>Liste des joueurs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string" calcext:value-type="string">
            <text:p>Défense</text:p>
          </table:table-cell>
          <table:table-cell table:style-name="ce10" office:value-type="string" calcext:value-type="string">
            <text:p>Tenue de balle</text:p>
          </table:table-cell>
          <table:table-cell table:style-name="ce10" office:value-type="string" calcext:value-type="string">
            <text:p>Régularité</text:p>
          </table:table-cell>
          <table:table-cell table:style-name="ce10" office:value-type="string" calcext:value-type="string">
            <text:p>Endurance</text:p>
          </table:table-cell>
          <table:table-cell table:style-name="ce10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" table:formula="of:=AVERAGE([.B2:.F2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3:.F3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4:.F4])" office:value-type="float" office:value="4.8" calcext:value-type="float">
            <text:p>4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3" table:formula="of:=AVERAGE([.B5:.F5])" office:value-type="float" office:value="4.4" calcext:value-type="float">
            <text:p>4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6:.F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7:.F7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number-columns-repeated="5"/>
          <table:table-cell table:style-name="ce3" table:formula="of:=AVERAGE([.B8:.F8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9: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AVERAGE([.B10:.F10])" office:value-type="float" office:value="8.4" calcext:value-type="float">
            <text:p>8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number-columns-repeated="5"/>
          <table:table-cell table:style-name="ce3" table:formula="of:=AVERAGE([.B11:.F11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2:.F12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AVERAGE([.B13:.F13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AVERAGE([.B14:.F14])" office:value-type="float" office:value="8.4" calcext:value-type="float">
            <text:p>8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3" table:formula="of:=AVERAGE([.B15:.F15])" office:value-type="float" office:value="7.8" calcext:value-type="float">
            <text:p>7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6:.F16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17:.F17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number-columns-repeated="5"/>
          <table:table-cell table:style-name="ce3" table:formula="of:=AVERAGE([.B18:.F18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19:.F19])" office:value-type="float" office:value="7" calcext:value-type="float">
            <text:p>7</text:p>
          </table:table-cell>
          <table:table-cell table:number-columns-repeated="57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4" office:value-type="string" calcext:value-type="string">
            <text:p>suce ma bite</text:p>
          </table:table-cell>
          <table:table-cell table:number-columns-repeated="61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ehdi" table:style-name="ta5">
        <table:table-column table:style-name="co10" table:default-cell-style-name="Default"/>
        <table:table-column table:style-name="co7" table:number-columns-repeated="63" table:default-cell-style-name="Default"/>
        <table:table-row table:style-name="ro1">
          <table:table-cell table:style-name="ce10" office:value-type="string" calcext:value-type="string">
            <text:p>Liste des joueurs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string" calcext:value-type="string">
            <text:p>Défense</text:p>
          </table:table-cell>
          <table:table-cell table:style-name="ce10" office:value-type="string" calcext:value-type="string">
            <text:p>Tenue de balle</text:p>
          </table:table-cell>
          <table:table-cell table:style-name="ce10" office:value-type="string" calcext:value-type="string">
            <text:p>Régularité</text:p>
          </table:table-cell>
          <table:table-cell table:style-name="ce10" office:value-type="string" calcext:value-type="string">
            <text:p>Endurance</text:p>
          </table:table-cell>
          <table:table-cell table:style-name="ce10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AVERAGE([.B2:.F2])" office:value-type="float" office:value="6.6" calcext:value-type="float">
            <text:p>6,6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5" table:formula="of:=AVERAGE([.B3:.F3])" office:value-type="float" office:value="6.2" calcext:value-type="float">
            <text:p>6,2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AVERAGE([.B4:.F4])" office:value-type="float" office:value="4.6" calcext:value-type="float">
            <text:p>4,6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table:formula="of:=AVERAGE([.B5:.F5])" office:value-type="float" office:value="3" calcext:value-type="float">
            <text:p>3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formula="of:=AVERAGE([.B6:.F6])" office:value-type="float" office:value="6.2" calcext:value-type="float">
            <text:p>6,2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5" table:formula="of:=AVERAGE([.B7:.F7])" office:value-type="float" office:value="6.6" calcext:value-type="float">
            <text:p>6,6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AVERAGE([.B8:.F8])" office:value-type="float" office:value="6.2" calcext:value-type="float">
            <text:p>6,2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AVERAGE([.B9:.F9])" office:value-type="float" office:value="7" calcext:value-type="float">
            <text:p>7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AVERAGE([.B10:.F10])" office:value-type="float" office:value="8" calcext:value-type="float">
            <text:p>8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5" table:formula="of:=AVERAGE([.B11:.F11])" office:value-type="float" office:value="5.4" calcext:value-type="float">
            <text:p>5,4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AVERAGE([.B12:.F12])" office:value-type="float" office:value="7.6" calcext:value-type="float">
            <text:p>7,6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number-columns-repeated="5"/>
          <table:table-cell table:style-name="ce5"/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AVERAGE([.B14:.F14])" office:value-type="float" office:value="8" calcext:value-type="float">
            <text:p>8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AVERAGE([.B15:.F15])" office:value-type="float" office:value="7.4" calcext:value-type="float">
            <text:p>7,4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AVERAGE([.B16:.F16])" office:value-type="float" office:value="6.8" calcext:value-type="float">
            <text:p>6,8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AVERAGE([.B17:.F17])" office:value-type="float" office:value="8" calcext:value-type="float">
            <text:p>8,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table:formula="of:=AVERAGE([.B18:.F18])" office:value-type="float" office:value="6.75" calcext:value-type="float">
            <text:p>6,75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table:formula="of:=AVERAGE([.B19:.F19])" office:value-type="float" office:value="5" calcext:value-type="float">
            <text:p>5,00</text:p>
          </table:table-cell>
          <table:table-cell table:number-columns-repeated="57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adoo" table:style-name="ta6">
        <table:table-column table:style-name="co10" table:default-cell-style-name="Default"/>
        <table:table-column table:style-name="co7" table:number-columns-repeated="63" table:default-cell-style-name="Default"/>
        <table:table-row table:style-name="ro1">
          <table:table-cell table:style-name="ce10" office:value-type="string" calcext:value-type="string">
            <text:p>Liste des joueurs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string" calcext:value-type="string">
            <text:p>Défense</text:p>
          </table:table-cell>
          <table:table-cell table:style-name="ce10" office:value-type="string" calcext:value-type="string">
            <text:p>Tenue de balle</text:p>
          </table:table-cell>
          <table:table-cell table:style-name="ce10" office:value-type="string" calcext:value-type="string">
            <text:p>Régularité</text:p>
          </table:table-cell>
          <table:table-cell table:style-name="ce10" office:value-type="string" calcext:value-type="string">
            <text:p>Endurance</text:p>
          </table:table-cell>
          <table:table-cell table:style-name="ce10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2:.F2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3" table:formula="of:=AVERAGE([.B3: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3" table:formula="of:=AVERAGE([.B4:.F4])" office:value-type="float" office:value="5.2" calcext:value-type="float">
            <text:p>5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3" table:formula="of:=AVERAGE([.B5:.F5])" office:value-type="float" office:value="4.8" calcext:value-type="float">
            <text:p>4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6:.F6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7:.F7])" office:value-type="float" office:value="5.8" calcext:value-type="float">
            <text:p>5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8:.F8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AVERAGE([.B9:.F9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10:.F10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11:.F1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12:.F12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13:.F13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4:.F14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3" table:formula="of:=AVERAGE([.B15:.F15])" office:value-type="float" office:value="6.8" calcext:value-type="float">
            <text:p>6,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number-columns-repeated="5"/>
          <table:table-cell table:style-name="ce3" table:formula="of:=AVERAGE([.B16:.F16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17:.F17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rançois" table:style-name="ta7">
        <table:table-column table:style-name="co10" table:default-cell-style-name="Default"/>
        <table:table-column table:style-name="co7" table:number-columns-repeated="63" table:default-cell-style-name="Default"/>
        <table:table-row table:style-name="ro1">
          <table:table-cell table:style-name="ce10" office:value-type="string" calcext:value-type="string">
            <text:p>Liste des joueurs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string" calcext:value-type="string">
            <text:p>Défense</text:p>
          </table:table-cell>
          <table:table-cell table:style-name="ce10" office:value-type="string" calcext:value-type="string">
            <text:p>Tenue de balle</text:p>
          </table:table-cell>
          <table:table-cell table:style-name="ce10" office:value-type="string" calcext:value-type="string">
            <text:p>Régularité</text:p>
          </table:table-cell>
          <table:table-cell table:style-name="ce10" office:value-type="string" calcext:value-type="string">
            <text:p>Endurance</text:p>
          </table:table-cell>
          <table:table-cell table:style-name="ce10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number-columns-repeated="5"/>
          <table:table-cell table:style-name="ce3" table:formula="of:=AVERAGE([.B2:.F2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number-columns-repeated="5"/>
          <table:table-cell table:style-name="ce3" table:formula="of:=AVERAGE([.B3:.F3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number-columns-repeated="5"/>
          <table:table-cell table:style-name="ce3" table:formula="of:=AVERAGE([.B4:.F4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number-columns-repeated="5"/>
          <table:table-cell table:style-name="ce3" table:formula="of:=AVERAGE([.B5:.F5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number-columns-repeated="5"/>
          <table:table-cell table:style-name="ce3" table:formula="of:=AVERAGE([.B6:.F6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number-columns-repeated="5"/>
          <table:table-cell table:style-name="ce3" table:formula="of:=AVERAGE([.B7:.F7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number-columns-repeated="5"/>
          <table:table-cell table:style-name="ce3" table:formula="of:=AVERAGE([.B8:.F8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number-columns-repeated="5"/>
          <table:table-cell table:style-name="ce3" table:formula="of:=AVERAGE([.B9:.F9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number-columns-repeated="5"/>
          <table:table-cell table:style-name="ce3" table:formula="of:=AVERAGE([.B10:.F10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number-columns-repeated="5"/>
          <table:table-cell table:style-name="ce3" table:formula="of:=AVERAGE([.B11:.F11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number-columns-repeated="5"/>
          <table:table-cell table:style-name="ce3" table:formula="of:=AVERAGE([.B12:.F12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number-columns-repeated="5"/>
          <table:table-cell table:style-name="ce3" table:formula="of:=AVERAGE([.B13:.F13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number-columns-repeated="5"/>
          <table:table-cell table:style-name="ce3" table:formula="of:=AVERAGE([.B14:.F14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number-columns-repeated="5"/>
          <table:table-cell table:style-name="ce3" table:formula="of:=AVERAGE([.B15:.F15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number-columns-repeated="5"/>
          <table:table-cell table:style-name="ce3" table:formula="of:=AVERAGE([.B16:.F16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number-columns-repeated="5"/>
          <table:table-cell table:style-name="ce3" table:formula="of:=AVERAGE([.B17:.F17]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63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low" table:style-name="ta8">
        <table:table-column table:style-name="co10" table:default-cell-style-name="Default"/>
        <table:table-column table:style-name="co7" table:number-columns-repeated="63" table:default-cell-style-name="Default"/>
        <table:table-row table:style-name="ro1">
          <table:table-cell table:style-name="ce10" office:value-type="string" calcext:value-type="string">
            <text:p>Liste des joueurs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string" calcext:value-type="string">
            <text:p>Défense</text:p>
          </table:table-cell>
          <table:table-cell table:style-name="ce10" office:value-type="string" calcext:value-type="string">
            <text:p>Tenue de balle</text:p>
          </table:table-cell>
          <table:table-cell table:style-name="ce10" office:value-type="string" calcext:value-type="string">
            <text:p>Régularité</text:p>
          </table:table-cell>
          <table:table-cell table:style-name="ce10" office:value-type="string" calcext:value-type="string">
            <text:p>Endurance</text:p>
          </table:table-cell>
          <table:table-cell table:style-name="ce10" office:value-type="string" calcext:value-type="string">
            <text:p>Moyenne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udu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2:.F2])" office:value-type="float" office:value="6.6" calcext:value-type="float">
            <text:p>6,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ae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3:.F3])" office:value-type="float" office:value="5.8" calcext:value-type="float">
            <text:p>5,8</text:p>
          </table:table-cell>
          <table:table-cell/>
          <table:table-cell table:formula="of:=[.G3]" office:value-type="float" office:value="5.8" calcext:value-type="float">
            <text:p>5,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ylvi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4:.F4])" office:value-type="float" office:value="4.8" calcext:value-type="float">
            <text:p>4,8</text:p>
          </table:table-cell>
          <table:table-cell table:number-columns-repeated="2"/>
          <table:table-cell table:formula="of:=[.G4]" office:value-type="float" office:value="4.8" calcext:value-type="float">
            <text:p>4,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Aurélie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5:.F5])" office:value-type="float" office:value="4.6" calcext:value-type="float">
            <text:p>4,6</text:p>
          </table:table-cell>
          <table:table-cell table:number-columns-repeated="2"/>
          <table:table-cell table:formula="of:=[.G5]" office:value-type="float" office:value="4.6" calcext:value-type="float">
            <text:p>4,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Younè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6:.F6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Yoy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3" table:formula="of:=AVERAGE([.B7:.F7])" office:value-type="float" office:value="6.2" calcext:value-type="float">
            <text:p>6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Maxim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AVERAGE([.B8:.F8])" office:value-type="float" office:value="6.4" calcext:value-type="float">
            <text:p>6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Victo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9:.F9])" office:value-type="float" office:value="6.8" calcext:value-type="float">
            <text:p>6,8</text:p>
          </table:table-cell>
          <table:table-cell/>
          <table:table-cell table:formula="of:=[.G9]" office:value-type="float" office:value="6.8" calcext:value-type="float">
            <text:p>6,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t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0:.F10])" office:value-type="float" office:value="7.4" calcext:value-type="float">
            <text:p>7,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igi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AVERAGE([.B11:.F11])" office:value-type="float" office:value="5.8" calcext:value-type="float">
            <text:p>5,8</text:p>
          </table:table-cell>
          <table:table-cell/>
          <table:table-cell table:formula="of:=[.G11]" office:value-type="float" office:value="5.8" calcext:value-type="float">
            <text:p>5,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ranço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2:.F12])" office:value-type="float" office:value="7.2" calcext:value-type="float">
            <text:p>7,2</text:p>
          </table:table-cell>
          <table:table-cell/>
          <table:table-cell table:formula="of:=[.G12]" office:value-type="float" office:value="7.2" calcext:value-type="float">
            <text:p>7,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ehd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3:.F13])" office:value-type="float" office:value="7.4" calcext:value-type="float">
            <text:p>7,4</text:p>
          </table:table-cell>
          <table:table-cell table:number-columns-repeated="2"/>
          <table:table-cell table:formula="of:=[.G13]" office:value-type="float" office:value="7.4" calcext:value-type="float">
            <text:p>7,4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Jean-gui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4:.F14])" office:value-type="float" office:value="7.8" calcext:value-type="float">
            <text:p>7,8</text:p>
          </table:table-cell>
          <table:table-cell table:number-columns-repeated="2"/>
          <table:table-cell table:formula="of:=[.G14]" office:value-type="float" office:value="7.8" calcext:value-type="float">
            <text:p>7,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Rém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3" table:formula="of:=AVERAGE([.B15:.F15])" office:value-type="float" office:value="7.2" calcext:value-type="float">
            <text:p>7,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doo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AVERAGE([.B16:.F16])" office:value-type="float" office:value="7.2" calcext:value-type="float">
            <text:p>7,2</text:p>
          </table:table-cell>
          <table:table-cell/>
          <table:table-cell table:formula="of:=[.G16]" office:value-type="float" office:value="7.2" calcext:value-type="float">
            <text:p>7,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low</text:p>
          </table:table-cell>
          <table:table-cell table:number-columns-repeated="5"/>
          <table:table-cell table:style-name="ce3" table:formula="of:=AVERAGE([.B17:.F17])" office:value-type="string" office:string-value="" calcext:value-type="error">
            <text:p>#DIV/0 !</text:p>
          </table:table-cell>
          <table:table-cell table:number-columns-repeated="2"/>
          <table:table-cell table:formula="of:=8"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Stefe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Pin Pon</text:p>
          </table:table-cell>
          <table:table-cell table:number-columns-repeated="7"/>
          <table:table-cell table:formula="of:=SUM([.I2:.I17])" office:value-type="float" office:value="32.8" calcext:value-type="float">
            <text:p>32,8</text:p>
          </table:table-cell>
          <table:table-cell table:formula="of:=SUM([.J1:.J17])" office:value-type="float" office:value="32.6" calcext:value-type="float">
            <text:p>32,6</text:p>
          </table:table-cell>
          <table:table-cell table:number-columns-repeated="54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'Notes consolidées'.A1:'Notes consolidées'.G2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6:01:16.2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émy" style:display-name="PageStyle_Ré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G" style:display-name="PageStyle_J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gi" style:display-name="PageStyle_Gig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hdi" style:display-name="PageStyle_Meh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o" style:display-name="PageStyle_Dado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nçois" style:display-name="PageStyle_Franço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w" style:display-name="PageStyle_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_20_consolidées" style:display-name="PageStyle_Notes consolid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5-02T16:07:24.275000000</dc:date>
    <meta:editing-duration>PT1H6M42S</meta:editing-duration>
    <meta:editing-cycles>9</meta:editing-cycles>
    <meta:document-statistic meta:table-count="8" meta:cell-count="965" meta:object-count="0"/>
  </office:meta>
</office:document-meta>
</file>